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6cm" fo:margin-left="3.27cm" fo:margin-right="6.475cm" table:align="margins" style:writing-mode="lr-tb"/>
    </style:style>
    <style:style style:name="Table1.A" style:family="table-column">
      <style:table-column-properties style:column-width="7.726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3" style:family="paragraph" style:parent-style-name="Table_20_Header">
      <style:paragraph-properties fo:text-align="start" style:justify-single-word="false"/>
    </style:style>
    <style:style style:name="P4" style:family="paragraph" style:parent-style-name="Header">
      <style:paragraph-properties>
        <style:tab-stops>
          <style:tab-stop style:position="3.387cm"/>
          <style:tab-stop style:position="7.325cm" style:type="center"/>
          <style:tab-stop style:position="14.651cm" style:type="right"/>
        </style:tab-stops>
      </style:paragraph-properties>
    </style:style>
    <style:style style:name="P5" style:family="paragraph" style:parent-style-name="Standard" style:master-page-name="Standard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atientCurrentOwner(.))]" text:name="CustomerName"/>
        <text:user-field-decl office:value-type="string" office:string-value="[party:getBillingAddress(party:getPatientCurrentOwner(.))]" text:name="CustomerAddress"/>
        <text:user-field-decl office:value-type="string" office:string-value="patient.entity.name" text:name="PatientName"/>
        <text:user-field-decl office:value-type="string" office:string-value="patient.entity.breed" text:name="Patientbreed"/>
        <text:user-field-decl office:value-type="string" office:string-value="unset" text:name="IsEmail"/>
      </text:user-field-decls>
      <text:p text:style-name="P5"><text:date style:data-style-name="N106" text:date-value="2011-12-05T12:23:16.11">5 December, 2011</text:dat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user-field-get text:name="CustomerName">[party:getPartyFullName(party:getPatientCurrentOwner(.))]</text:user-field-get></text:p>
          </table:table-cell>
        </table:table-row>
        <table:table-row>
          <table:table-cell table:style-name="Table1.A2" office:value-type="string">
            <text:p text:style-name="Table_20_Contents"><text:user-field-get text:name="CustomerAddress">[party:getBillingAddress(party:getPatientCurrentOwner(.))]</text:user-field-get></text:p>
          </table:table-cell>
        </table:table-row>
      </table:table>
      <text:p text:style-name="Standard"/>
      <text:h text:style-name="Address" text:outline-level="4"/>
      <text:h text:style-name="Address" text:outline-level="4"/>
      <text:p text:style-name="Standard"/>
      <text:p text:style-name="Text_20_body"/>
      <text:p text:style-name="Text_20_body">Dear <text:user-field-get text:name="CustomerName">[party:getPartyFullName(party:getPatientCurrentOwner(.))]</text:user-field-get></text:p>
      <text:p text:style-name="P3"/>
      <text:p text:style-name="P3"><text:user-field-get text:name="PatientName">patient.entity.name</text:user-field-get> is Due for Desexing</text:p>
      <text:p text:style-name="P1"/>
      <text:p text:style-name="P2"/>
      <text:p text:style-name="P2">We wish to advise that <text:user-field-get text:name="PatientName">patient.entity.name</text:user-field-get> is now due to be desexed.</text:p>
      <text:p text:style-name="P2"/>
      <text:p text:style-name="Text_20_body">It is important to desex our pets to avoid unwanted puppies and kittens in our community . <text:user-field-get text:name="PatientName">patient.entity.name</text:user-field-get> is now due for this procedure and will spend one day is hospital with us from early morning until late afternoon to ensure a full and healthy recovery. <text:s/>We want to support you to maintain the best possible healthcare program that you wish to provide for <text:user-field-get text:name="PatientName">patient.entity.name</text:user-field-get>.</text:p>
      <text:p text:style-name="P2"/>
      <text:p text:style-name="Text_20_body">We look forward to seeing you soon. We are dedicated to providing you with the best possible care for <text:user-field-get text:name="PatientName">patient.entity.name</text:user-field-get>'s continued health. </text:p>
      <text:p text:style-name="Text_20_body"/>
      <text:p text:style-name="Text_20_body">Please contact us to arrange an appointment.</text:p>
      <text:p text:style-name="Text_20_body"/>
      <text:p text:style-name="Text_20_body"/>
      <text:p text:style-name="Text_20_body">Your Team</text:p>
      <text:p text:style-name="Text_20_body">XXXXXX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class="text">
      <style:paragraph-properties fo:margin-top="0cm" fo:margin-bottom="0.212cm" fo:line-height="110%" fo:orphans="2" fo:widows="2"/>
      <style:text-properties style:use-window-font-color="true" style:font-name="Century Schoolbook" fo:font-size="10.5pt" fo:language="en" fo:country="GB" style:font-name-asian="Arial" style:font-size-asian="10.5pt" style:font-name-complex="Times New Roman" style:font-size-complex="9pt" style:language-complex="ar" style:country-complex="SA"/>
    </style:style>
    <style:style style:name="List" style:family="paragraph" style:parent-style-name="Standard" style:list-style-name="WW8Num13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break-before="page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318cm" fo:line-height="100%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fo:line-height="100%"/>
      <style:text-properties style:font-name="Arial" fo:font-weight="bold" style:font-weight-asian="bold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ize="10pt" style:font-size-asian="10pt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212cm"/>
    </style:style>
    <style:style style:name="Address" style:family="paragraph" style:parent-style-name="Heading_20_4" style:default-outline-level="" style:list-style-name="">
      <style:paragraph-properties fo:margin-top="0cm" fo:margin-bottom="0cm"/>
    </style:style>
    <style:style style:name="Note" style:family="paragraph">
      <style:paragraph-properties fo:margin-top="0cm" fo:margin-bottom="0.212cm" fo:line-height="110%" fo:orphans="2" fo:widows="2"/>
      <style:text-properties style:use-window-font-color="true" style:font-name="Arial" fo:font-size="10pt" fo:language="en" fo:country="GB" style:font-name-asian="Arial" style:font-size-asian="10pt" style:font-name-complex="Times New Roman" style:font-size-complex="9pt" style:language-complex="ar" style:country-complex="SA"/>
    </style:style>
    <style:style style:name="Table_20_Header" style:display-name="Table Header" style:family="paragraph" style:next-style-name="Standard">
      <style:paragraph-properties fo:margin-top="0cm" fo:margin-bottom="0.212cm" fo:text-align="center" style:justify-single-word="false" fo:orphans="2" fo:widows="2"/>
      <style:text-properties fo:font-variant="small-caps" fo:color="#000080" style:font-name="Arial" fo:font-size="18pt" fo:language="en" fo:country="GB" style:letter-kerning="true" style:font-name-asian="Arial" style:font-size-asian="18pt" style:font-name-complex="Times New Roman" style:font-size-complex="18pt" style:language-complex="ar" style:country-complex="SA"/>
    </style:style>
    <style:style style:name="Table_20_Label" style:display-name="Table Label" style:family="paragraph">
      <style:paragraph-properties fo:margin-top="0cm" fo:margin-bottom="0.106cm" fo:orphans="0" fo:widows="0"/>
      <style:text-properties fo:font-variant="small-caps" style:use-window-font-color="true" style:font-name="Arial" fo:font-size="10pt" fo:language="en" fo:country="GB" fo:font-weight="bold" style:font-name-asian="Arial" style:font-size-asian="10pt" style:font-weight-asian="bold" style:font-name-complex="Times New Roman" style:font-size-complex="11pt" style:language-complex="ar" style:country-complex="SA"/>
    </style:style>
    <style:style style:name="Table_20_Data" style:display-name="Table Data" style:family="paragraph" style:parent-style-name="Standard">
      <style:paragraph-properties fo:margin-top="0cm" fo:margin-bottom="0.106cm" fo:line-height="100%" fo:orphans="0" fo:widows="0"/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use-window-font-color="true" style:font-name="Symbol" fo:font-size="9pt" style:font-size-asian="9pt"/>
    </style:style>
    <style:style style:name="WW8Num12z0" style:family="text">
      <style:text-properties style:use-window-font-color="true" style:font-name="Symbol" fo:font-size="9pt" style:font-size-asian="9pt"/>
    </style:style>
    <style:style style:name="WW8Num13z0" style:family="text">
      <style:text-properties fo:color="#000000" style:font-name="Symbol" fo:font-size="9pt" style:font-size-asian="9pt"/>
    </style:style>
    <style:style style:name="WW8Num14z0" style:family="text">
      <style:text-properties style:use-window-font-color="true" style:font-name="Symbol" fo:font-size="9pt" style:font-size-asian="9pt"/>
    </style:style>
    <style:style style:name="WW8Num15z0" style:family="text">
      <style:text-properties style:use-window-font-color="true" style:font-name="Symbol" fo:font-size="9pt" style:font-size-asian="9pt"/>
    </style:style>
    <style:style style:name="WW8Num16z0" style:family="text">
      <style:text-properties style:use-window-font-color="true" style:font-name="Symbol" fo:font-size="9pt" style:font-size-asian="9pt"/>
    </style:style>
    <style:style style:name="WW8Num17z0" style:family="text">
      <style:text-properties style:use-window-font-color="true" style:font-name="Symbol" fo:font-size="9pt" style:font-size-asian="9pt"/>
    </style:style>
    <style:style style:name="WW8Num18z0" style:family="text">
      <style:text-properties style:use-window-font-color="true" style:font-name="Symbol" fo:font-size="9pt" style:font-size-asian="9pt"/>
    </style:style>
    <style:style style:name="WW8Num19z0" style:family="text">
      <style:text-properties style:use-window-font-color="true" style:font-name="Symbol" fo:font-size="9pt" style:font-size-asian="9pt"/>
    </style:style>
    <style:style style:name="WW8Num20z0" style:family="text">
      <style:text-properties style:use-window-font-color="true" style:font-name="Symbol" fo:font-size="9pt" style:font-size-asian="9pt"/>
    </style:style>
    <style:style style:name="WW8Num21z0" style:family="text">
      <style:text-properties style:use-window-font-color="true" style:font-name="Symbol" fo:font-size="9pt" style:font-size-asian="9pt"/>
    </style:style>
    <style:style style:name="WW8Num22z0" style:family="text">
      <style:text-properties style:use-window-font-color="true" style:font-name="Symbol" fo:font-size="9pt" style:font-size-asian="9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Century Schoolbook" fo:font-size="10.5pt" fo:language="en" fo:country="GB" style:font-size-asian="10.5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387cm"/>
          <style:tab-stop style:position="7.325cm" style:type="center"/>
          <style:tab-stop style:position="14.651cm" style:type="right"/>
        </style:tab-stops>
      </style:paragraph-properties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.26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1cm" fo:margin-left="0cm" fo:margin-right="0cm" fo:margin-bottom="2.71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81cm" fo:margin-bottom="0.741cm" fo:margin-left="2.26cm" fo:margin-right="1.27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section text:style-name="MSect1" text:name="Print Letterhead" text:condition="ooow:IsEmail == &quot;true" text:display="condition">
          <text:p text:style-name="Header">Print Letterhead. Replace this section with spaces to allow for the printing on paper with letterhead. This section will automatically be hidden when emailing</text:p>
        </text:section>
        <text:section text:style-name="MSect1" text:name="Email Letterhead" text:condition="ooow:IsEmail == &quot;false&quot;" text:display="condition">
          <text:p text:style-name="MP1">Email Letterhead. Replace this section with the practice logo and details. This section will automatically be hidden when printing.</text:p>
        </text:section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 February, 2003</dc:title>
    <dc:subject>current patient</dc:subject>
    <dc:description>Uses Styles.dot and Letterhead footer and graphics from F:\RxWorks\Reports\Templates</dc:description>
    <meta:creation-date>2010-11-15T14:00:07.06</meta:creation-date>
    <meta:editing-cycles>8</meta:editing-cycles>
    <meta:editing-duration>PT32M13S</meta:editing-duration>
    <meta:generator>OpenOffice.org/3.3$Win32 OpenOffice.org_project/330m20$Build-9567</meta:generator>
    <dc:date>2011-12-05T12:23:16.07</dc:date>
    <dc:creator>T Anderson</dc:creator>
    <meta:document-statistic meta:table-count="1" meta:image-count="0" meta:object-count="0" meta:page-count="1" meta:paragraph-count="13" meta:word-count="164" meta:character-count="1176"/>
  </office:meta>
</office:document-meta>
</file>